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f819e" draw:textarea-horizontal-align="justify" draw:textarea-vertical-align="middle" draw:auto-grow-height="false" fo:min-height="0.104cm" fo:min-width="0cm"/>
      <style:paragraph-properties style:writing-mode="lr-tb"/>
    </style:style>
    <style:style style:name="gr2" style:family="graphic" style:parent-style-name="standard">
      <style:graphic-properties draw:fill="gradient" draw:fill-color="#81d41a" draw:fill-gradient-name="Gradient_20_2" draw:textarea-horizontal-align="justify" draw:textarea-vertical-align="middle" draw:auto-grow-height="false" fo:min-height="0.104cm" fo:min-width="0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5" style:family="graphic" style:parent-style-name="objectwithoutfill">
      <style:graphic-properties draw:marker-end="Arrowheads_20_9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bf819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gradient" draw:fill-color="#81d41a" draw:fill-gradient-name="Gradient_20_2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3465a4" loext:opacity="100%" loext:color-lum-mod="100%" loext:color-lum-off="0%"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12pt" fo:font-style="normal" style:font-size-asian="12pt" style:font-style-asian="normal" style:font-size-complex="12pt" style:font-style-complex="normal"/>
    </style:style>
    <style:style style:name="P8" style:family="paragraph">
      <style:text-properties fo:color="#2a6099" loext:opacity="100%" fo:font-style="normal" style:font-style-asian="normal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465a4" loext:opacity="100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color="#2a6099" loext:opacity="100%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cm" svg:height="0.5cm" svg:x="1.551cm" svg:y="1.55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551cm" svg:y="3.551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4.301cm" svg:y="1.05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1.051cm" svg:y1="4.651cm" svg:x2="1.801cm" svg:y2="2.151cm">
          <text:p/>
        </draw:line>
        <draw:line draw:style-name="gr4" draw:text-style-name="P4" draw:layer="layout" svg:x1="1.051cm" svg:y1="4.651cm" svg:x2="5.551cm" svg:y2="3.901cm">
          <text:p/>
        </draw:line>
        <draw:line draw:style-name="gr5" draw:text-style-name="P4" draw:layer="layout" svg:x1="1.051cm" svg:y1="4.651cm" svg:x2="4.301cm" svg:y2="1.651cm">
          <text:p/>
        </draw:line>
        <draw:frame draw:style-name="gr6" draw:text-style-name="P5" draw:layer="layout" svg:width="1.5cm" svg:height="0.725cm" svg:x="3.051cm" svg:y="2.401cm">
          <draw:text-box>
            <text:p><text:span text:style-name="T2">A+B</text:span></text:p>
          </draw:text-box>
        </draw:frame>
        <draw:frame draw:style-name="gr7" draw:text-style-name="P7" draw:layer="layout" svg:width="4.75cm" svg:height="0.725cm" svg:x="5.2cm" svg:y="4.5cm">
          <draw:text-box>
            <text:p text:style-name="P6"><text:span text:style-name="T3">A fast car</text:span></text:p>
          </draw:text-box>
        </draw:frame>
        <draw:frame draw:style-name="gr7" draw:text-style-name="P7" draw:layer="layout" svg:width="2.25cm" svg:height="0.725cm" svg:x="0.2cm" svg:y="0.501cm">
          <draw:text-box>
            <text:p text:style-name="P6"><text:span text:style-name="T3">A bicycle</text:span></text:p>
          </draw:text-box>
        </draw:frame>
        <draw:frame draw:style-name="gr7" draw:text-style-name="P9" draw:layer="layout" svg:width="4.75cm" svg:height="0.725cm" svg:x="4.2cm" svg:y="0.201cm">
          <draw:text-box>
            <text:p text:style-name="P8"><text:span text:style-name="T4">A fast motorcyc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de8cb" draw:end-color="#81d41a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05:17:12.848657580</meta:creation-date>
    <dc:date>2022-11-22T05:28:19.641100916</dc:date>
    <meta:editing-duration>PT11M7S</meta:editing-duration>
    <meta:editing-cycles>1</meta:editing-cycles>
    <meta:document-statistic meta:object-count="10"/>
    <meta:generator>LibreOffice/7.4.2.3$Linux_X86_64 LibreOffice_project/22949782292d40bc0751a2b0b2cf40927460a4f8</meta:generator>
  </office:meta>
</office:document-meta>
</file>